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Lohit Devanagari" svg:font-family="'Lohit Devanagari'" style:font-pitch="variable"/>
    <style:font-face style:name="OpenSymbol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729fc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962cm" fo:min-width="2.914cm"/>
      <style:paragraph-properties style:writing-mode="lr-tb"/>
    </style:style>
    <style:style style:name="gr8" style:family="graphic" style:parent-style-name="objectwithoutfill">
      <style:graphic-properties svg:stroke-color="#111111"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38cm"/>
      <style:paragraph-properties style:writing-mode="lr-tb"/>
    </style:style>
    <style:style style:name="gr12" style:family="graphic" style:parent-style-name="standard" style:list-style-name="L1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1.188cm" fo:min-width="3.812cm"/>
      <style:paragraph-properties style:writing-mode="lr-tb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1.194cm" fo:min-width="2.914cm"/>
      <style:paragraph-properties style:writing-mode="lr-tb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1.02cm" fo:min-width="5.088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style:paragraph-properties fo:margin-left="0cm" fo:margin-right="0cm" fo:text-align="center" fo:text-indent="0cm" style:writing-mode="lr-tb"/>
      <style:text-properties fo:font-size="18pt" style:font-size-asian="18pt" style:font-size-complex="18pt"/>
    </style:style>
    <style:style style:name="P7" style:family="paragraph">
      <loext:graphic-properties draw:fill-color="#729fcf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2" fo:font-size="1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7.684cm" svg:x2="25.4cm" svg:y2="7.684cm">
          <text:p/>
        </draw:line>
        <draw:line draw:style-name="gr1" draw:text-style-name="P1" draw:layer="layout" svg:x1="3.302cm" svg:y1="13.018cm" svg:x2="25.4cm" svg:y2="13.018cm">
          <text:p/>
        </draw:line>
        <draw:line draw:style-name="gr1" draw:text-style-name="P1" draw:layer="layout" svg:x1="3.302cm" svg:y1="18.098cm" svg:x2="25.4cm" svg:y2="18.098cm">
          <text:p/>
        </draw:line>
        <draw:line draw:style-name="gr1" draw:text-style-name="P1" draw:layer="layout" svg:x1="6.604cm" svg:y1="1.27cm" svg:x2="6.35cm" svg:y2="20.13cm">
          <text:p/>
        </draw:line>
        <draw:frame draw:style-name="gr2" draw:text-style-name="P2" draw:layer="layout" svg:width="4.769cm" svg:height="1.673cm" svg:x="1.778cm" svg:y="5.842cm">
          <draw:text-box>
            <text:p>Fetch External </text:p>
            <text:p><text:s text:c="2"/>Service Data</text:p>
          </draw:text-box>
        </draw:frame>
        <draw:frame draw:style-name="gr3" draw:text-style-name="P2" draw:layer="layout" svg:width="5.334cm" svg:height="1.673cm" svg:x="1.016cm" svg:y="10.773cm">
          <draw:text-box>
            <text:p><text:s text:c="14"/>Prepare </text:p>
            <text:p>Pre-Render Data</text:p>
          </draw:text-box>
        </draw:frame>
        <draw:frame draw:style-name="gr4" draw:text-style-name="P2" draw:layer="layout" svg:width="4.113cm" svg:height="0.962cm" svg:x="2.137cm" svg:y="13.716cm">
          <draw:text-box>
            <text:p>Render View</text:p>
          </draw:text-box>
        </draw:frame>
        <draw:frame draw:style-name="gr5" draw:text-style-name="P2" draw:layer="layout" svg:width="2.441cm" svg:height="0.962cm" svg:x="3.655cm" svg:y="18.86cm">
          <draw:text-box>
            <text:p>Persist</text:p>
          </draw:text-box>
        </draw:frame>
        <draw:line draw:style-name="gr1" draw:text-style-name="P1" draw:layer="layout" svg:x1="3.302cm" svg:y1="10.424cm" svg:x2="25.4cm" svg:y2="10.424cm">
          <text:p/>
        </draw:line>
        <draw:line draw:style-name="gr1" draw:text-style-name="P1" draw:layer="layout" svg:x1="3.302cm" svg:y1="15.484cm" svg:x2="25.4cm" svg:y2="15.484cm">
          <text:p/>
        </draw:line>
        <draw:frame draw:style-name="gr6" draw:text-style-name="P3" draw:layer="layout" svg:width="0.502cm" svg:height="1.187cm" svg:x="10.16cm" svg:y="20.374cm">
          <draw:text-box>
            <text:p/>
          </draw:text-box>
        </draw:frame>
        <draw:frame draw:style-name="gr6" draw:text-style-name="P3" draw:layer="layout" svg:width="0.502cm" svg:height="1.187cm" svg:x="21.854cm" svg:y="19.358cm">
          <draw:text-box>
            <text:p/>
          </draw:text-box>
        </draw:frame>
        <draw:line draw:style-name="gr1" draw:text-style-name="P1" draw:layer="layout" svg:x1="2.794cm" svg:y1="5.334cm" svg:x2="24.892cm" svg:y2="5.334cm">
          <text:p/>
        </draw:line>
        <draw:frame draw:style-name="gr3" draw:text-style-name="P2" draw:layer="layout" svg:width="3.935cm" svg:height="1.673cm" svg:x="2.455cm" svg:y="3.806cm">
          <draw:text-box>
            <text:p>Param Data</text:p>
          </draw:text-box>
        </draw:frame>
        <draw:custom-shape draw:style-name="gr7" draw:text-style-name="P5" draw:layer="layout" svg:width="4.826cm" svg:height="1.714cm" svg:x="10.668cm" svg:y="8.382cm">
          <text:p text:style-name="P4">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272cm" svg:y1="15.24cm" svg:x2="18.796cm" svg:y2="18.288cm">
          <text:p/>
        </draw:line>
        <draw:custom-shape draw:style-name="gr7" draw:text-style-name="P7" draw:layer="layout" svg:width="5.588cm" svg:height="2.476cm" svg:x="13.208cm" svg:y="12.954cm">
          <text:p text:style-name="P6"><text:span text:style-name="T1">Demand 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25cm" svg:y1="2.952cm" svg:x2="24.923cm" svg:y2="2.952cm">
          <text:p/>
        </draw:line>
        <draw:frame draw:style-name="gr9" draw:text-style-name="P2" draw:layer="layout" svg:width="5.151cm" svg:height="1.016cm" svg:x="1.453cm" svg:y="1.936cm">
          <draw:text-box>
            <text:p><text:s text:c="2"/>Data Container</text:p>
          </draw:text-box>
        </draw:frame>
        <draw:custom-shape draw:style-name="gr10" draw:text-style-name="P5" draw:layer="layout" svg:width="8.636cm" svg:height="1.27cm" svg:x="10.668cm" svg:y="1.27cm">
          <text:p text:style-name="P4">bookable.js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673cm" svg:x="1.016cm" svg:y="15.853cm">
          <draw:text-box>
            <text:p><text:s text:c="14"/>Prepare </text:p>
            <text:p>Pre-Persist Data</text:p>
          </draw:text-box>
        </draw:frame>
        <draw:frame draw:style-name="gr11" draw:text-style-name="P2" draw:layer="layout" svg:width="4.638cm" svg:height="1.673cm" svg:x="1.779cm" svg:y="8.143cm">
          <draw:text-box>
            <text:p><text:s text:c="5"/>Fetch Own </text:p>
            <text:p><text:s text:c="2"/>Service Data</text:p>
          </draw:text-box>
        </draw:frame>
        <draw:custom-shape draw:style-name="gr12" draw:text-style-name="P9" draw:layer="layout" svg:width="8.636cm" svg:height="1.27cm" svg:x="16.256cm" svg:y="18.288cm">
          <text:p text:style-name="P8"><text:span text:style-name="T2">consignment.json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5.24cm" svg:y1="2.54cm" svg:x2="13.208cm" svg:y2="8.382cm">
          <text:p/>
        </draw:line>
        <draw:line draw:style-name="gr8" draw:text-style-name="P1" draw:layer="layout" svg:x1="14.224cm" svg:y1="9.906cm" svg:x2="16.002cm" svg:y2="13.018cm">
          <text:p/>
        </draw:line>
        <draw:custom-shape draw:style-name="gr14" draw:text-style-name="P5" draw:layer="layout" svg:width="6.096cm" svg:height="2.032cm" svg:x="19.05cm" svg:y="13.208cm">
          <text:p text:style-name="P4">Response(Popu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4.826cm" svg:height="2.042cm" svg:x="21.336cm" svg:y="8.128cm">
          <text:p text:style-name="P4">shipping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4.826cm" svg:height="1.714cm" svg:x="16.002cm" svg:y="8.382cm">
          <text:p text:style-name="P4">ET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24cm" svg:y1="2.54cm" svg:x2="17.272cm" svg:y2="8.382cm">
          <text:p/>
        </draw:line>
        <draw:custom-shape draw:style-name="gr16" draw:text-style-name="P5" draw:layer="layout" svg:width="5.588cm" svg:height="1.27cm" svg:x="19.812cm" svg:y="1.27cm">
          <text:p text:style-name="P4">consignment.json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2.098cm" svg:y1="2.54cm" svg:x2="23.622cm" svg:y2="8.128cm">
          <text:p/>
        </draw:line>
        <draw:line draw:style-name="gr8" draw:text-style-name="P1" draw:layer="layout" svg:x1="18.796cm" svg:y1="10.096cm" svg:x2="21.844cm" svg:y2="13.208cm">
          <text:p/>
        </draw:line>
        <draw:line draw:style-name="gr8" draw:text-style-name="P1" draw:layer="layout" svg:x1="23.622cm" svg:y1="10.17cm" svg:x2="21.844cm" svg:y2="13.208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Lohit Devanagari" svg:font-family="'Lohit Devanagari'" style:font-pitch="variable"/>
    <style:font-face style:name="OpenSymbol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cccc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57:01.284199184</meta:creation-date>
    <dc:date>2020-11-25T17:09:00.390215092</dc:date>
    <meta:editing-duration>PT6H2M40S</meta:editing-duration>
    <meta:editing-cycles>43</meta:editing-cycles>
    <meta:generator>LibreOffice/6.4.6.2$Linux_X86_64 LibreOffice_project/40$Build-2</meta:generator>
    <meta:document-statistic meta:object-count="56"/>
  </office:meta>
</office:document-meta>
</file>